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fc6dd"/>
    </style:style>
    <style:style style:name="P2" style:family="paragraph" style:parent-style-name="Standard">
      <style:text-properties fo:color="#800000"/>
    </style:style>
    <style:style style:name="P3" style:family="paragraph" style:parent-style-name="Standard">
      <style:text-properties fo:color="#800000" officeooo:paragraph-rsid="001fc6dd"/>
    </style:style>
    <style:style style:name="P4" style:family="paragraph" style:parent-style-name="Standard">
      <style:text-properties officeooo:rsid="00236662" officeooo:paragraph-rsid="00236662"/>
    </style:style>
    <style:style style:name="P5" style:family="paragraph" style:parent-style-name="Standard">
      <style:text-properties officeooo:rsid="00236662" officeooo:paragraph-rsid="002436fe"/>
    </style:style>
    <style:style style:name="P6" style:family="paragraph" style:parent-style-name="Standard">
      <style:text-properties officeooo:rsid="00247124" officeooo:paragraph-rsid="00247124"/>
    </style:style>
    <style:style style:name="P7" style:family="paragraph" style:parent-style-name="Standard">
      <style:text-properties officeooo:rsid="00247124" officeooo:paragraph-rsid="0025e85e"/>
    </style:style>
    <style:style style:name="P8" style:family="paragraph" style:parent-style-name="Standard">
      <style:text-properties officeooo:rsid="00247124" officeooo:paragraph-rsid="002b3ed6"/>
    </style:style>
    <style:style style:name="P9" style:family="paragraph" style:parent-style-name="Standard">
      <style:text-properties fo:color="#800000" officeooo:rsid="00247124" officeooo:paragraph-rsid="00294a23"/>
    </style:style>
    <style:style style:name="P10" style:family="paragraph" style:parent-style-name="Standard">
      <style:text-properties fo:color="#800000" officeooo:rsid="00247124" officeooo:paragraph-rsid="002d2d78"/>
    </style:style>
    <style:style style:name="P11" style:family="paragraph" style:parent-style-name="Standard">
      <style:text-properties fo:color="#800000" officeooo:rsid="00236662" officeooo:paragraph-rsid="00294a23"/>
    </style:style>
    <style:style style:name="P12" style:family="paragraph" style:parent-style-name="Standard">
      <style:text-properties fo:color="#800000" officeooo:rsid="00236662" officeooo:paragraph-rsid="002d2d78"/>
    </style:style>
    <style:style style:name="P13" style:family="paragraph" style:parent-style-name="Standard">
      <style:text-properties officeooo:rsid="002dfc89" officeooo:paragraph-rsid="002dfc89"/>
    </style:style>
    <style:style style:name="T1" style:family="text">
      <style:text-properties officeooo:rsid="001d7739"/>
    </style:style>
    <style:style style:name="T2" style:family="text">
      <style:text-properties officeooo:rsid="00205f84"/>
    </style:style>
    <style:style style:name="T3" style:family="text">
      <style:text-properties fo:color="#800000"/>
    </style:style>
    <style:style style:name="T4" style:family="text">
      <style:text-properties officeooo:rsid="00294a23"/>
    </style:style>
    <style:style style:name="T5" style:family="text">
      <style:text-properties officeooo:rsid="002b3ed6"/>
    </style:style>
    <style:style style:name="T6" style:family="text">
      <style:text-properties officeooo:rsid="002d2d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命令种类：</text:p>
      <text:p text:style-name="P4">1. 初始化数据库，设置第一轮的agent，常驻进程去读取config.json文件并设置别人的数据库，仿照initagent过程</text:p>
      <text:p text:style-name="P5">2. 嗅探分析，start，正在探测存活主机<text:tab/> <text:s text:c="2"/>修改task表（插入？）</text:p>
      <text:p text:style-name="P6">3. 文件传输，start，正在回传探测结果<text:tab/><text:tab/>中心节点准备接收文件时 <text:s text:c="5"/>修改task表。。</text:p>
      <text:p text:style-name="P6">4. 文件传输，done，正在回传探测结果<text:tab/>中心节点接受到本轮所有agent所反馈的主动探测及被动探测信息时 <text:tab/><text:tab/><text:tab/>修改task表</text:p>
      <text:p text:style-name="P6">5. 嗅探分析，done，正在探测存活主机<text:tab/>mian<text:span text:style-name="T1">2部分写完主机表之后（别人给的主机表） <text:s text:c="4"/>修改别人的主机表（这部分是根据我们的主机表来修改别人的主机表的）</text:span></text:p>
      <text:p text:style-name="P10"><text:span text:style-name="T6">6. </text:span>嗅探分析，start，正在还原网络拓扑</text:p>
      <text:p text:style-name="P12"><text:span text:style-name="T6">7. </text:span>嗅探分析，done，正在还原网络拓扑 <text:s text:c="7"/><text:span text:style-name="T6">6,7之间要addsegment以及更新SEGMENT_HOST_REL表，addsegment中更新了SITE，SEGMENT，SITE_SEGMENT_REL这三个表</text:span></text:p>
      <text:p text:style-name="P6"><text:span text:style-name="T6">8</text:span>. 嗅探分析，start，正在决策选举新的agent<text:tab/> 修改task表。。。。<text:tab/>为了迎合展示，写在 <text:s/>5<text:span text:style-name="T2">之后？？</text:span></text:p>
      <text:p text:style-name="P7"><text:span text:style-name="T6">9</text:span>. 嗅探分析，done，正在决策选举新的agent 修改task表。。 根据我们的数据库更新别人的数据库 从我们的数据库把agent信息写到别人的数据中之后</text:p>
      <text:p text:style-name="P13">10. 渗透扩散，start，正在部署新的agent</text:p>
      <text:p text:style-name="P13">11. 渗透扩散，done，正在部署新的agent <text:s text:c="3"/>这边除了修改task表之外，还要把agent弄成online状态（操作ENTITY以及ENTITY_ENTITY_REL两个表）</text:p>
      <text:p text:style-name="P7"/>
      <text:p text:style-name="P8">在<text:span text:style-name="T5">2、5之间要完成HOST，ROUTER以及SEGMENT_ROUTER_REL的更新</text:span></text:p>
      <text:p text:style-name="P7">嗅探分析，start，正在收集探测结果</text:p>
      <text:p text:style-name="P7">嗅探分析，done，正在收集探测结果<text:tab/>这两个好像和<text:span text:style-name="T4">3,4有点重复</text:span></text:p>
      <text:p text:style-name="P9">嗅探分析，start，正在构建自组织网络</text:p>
      <text:p text:style-name="P9">嗅探分析，done，正在构建自组织网络 <text:s text:c="5"/>这两个不需要</text:p>
      <text:p text:style-name="P9">指令传输，start，正在尝试获取路由表</text:p>
      <text:p text:style-name="P10">指令传输，done，正在尝试获取路由表 <text:s text:c="5"/>按照别人给的逻辑，这两个放在“正在探测存活主机”完成之后，“回传探测结果”之前 <text:s/>（别人的逻辑把“回传探测结果”写在“正在探测存活主机”结束之后，他们认为“探测存活主机”结束之后，<text:span text:style-name="T5">HOST，ROUTER以及SEGMENT_ROUTER_REL这三个表就已经更新了，然而我们需要“回传探测结果”之后才能更新上面三个表</text:span>）</text:p>
      <text:p text:style-name="P10"/>
      <text:p text:style-name="P11"/>
      <text:p text:style-name="Standard"/>
      <text:p text:style-name="Standard">在第一轮探测之前：</text:p>
      <text:p text:style-name="Standard">部署config.<text:span text:style-name="T1">json中的主机为Agent <text:s text:c="8"/>在我们的数据库表中</text:span></text:p>
      <text:p text:style-name="Standard">（单独弄个模块来实现，仅调用一次，由中心节点调用）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9:24:19.480224245</meta:creation-date>
    <dc:date>2018-09-20T10:18:15.132786885</dc:date>
    <meta:editing-duration>PT20H23M36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22" meta:word-count="749" meta:character-count="1119" meta:non-whitespace-character-count="1041"/>
  </office:meta>
</office:document-meta>
</file>